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dasm.setExecutable( String exec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Metadata( boolean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execu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Ildasm.setLinenumbers( boolean linenu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ShowSource( boolean show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valid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ldasm.setEncoding( EncodingTypes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RawExceptionHandling( boolean rawExceptionHand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Visibility( String visi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ProgressBar( boolean progress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Header( boolean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SourceFile( File sourc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isDisassemblyNee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ldasm.setResourceDir( File resourc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Bytes( boolean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Item( String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bilityOption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ldasm.setSrcFile( File sourc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Type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ldasm.setQuoteallnames( boolean quoteall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dasm.setAssembler( boolean assemb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Types.getEncodingOption( String enum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